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110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cc00" fo:border="0.002cm solid #000000"/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#ffcc00" fo:border="0.002cm solid #00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99ff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>
            <text:p>total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[libfx_6.py:3022 / 20191009_124724]</text:p>
          </table:table-cell>
          <table:table-cell table:number-columns-repeated="2"/>
        </table:table-row>
        <table:table-row table:style-name="ro1">
          <table:table-cell office:value-type="string">
            <text:p>ratio</text:p>
          </table:table-cell>
          <table:table-cell office:value-type="float" office:value="0.065">
            <text:p>0.065</text:p>
          </table:table-cell>
          <table:table-cell table:number-columns-repeated="2"/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/>
        </table:table-row>
        <table:table-row table:style-name="ro1">
          <table:table-cell office:value-type="string">
            <text:p>cntOf_SLs</text:p>
          </table:table-cell>
          <table:table-cell office:value-type="float" office:value="7">
            <text:p>7</text:p>
          </table:table-cell>
          <table:table-cell office:value-type="string">
            <text:p>(0.538)</text:p>
          </table:table-cell>
          <table:table-cell/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/>
        </table:table-row>
        <table:table-row table:style-name="ro1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462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[libfx_6.py:3259 / 20191009_124724]</text:p>
          </table:table-cell>
          <table:table-cell table:number-columns-repeated="2"/>
        </table:table-row>
        <table:table-row table:style-name="ro1">
          <table:table-cell office:value-type="string">
            <text:p>sumOf_SLs</text:p>
          </table:table-cell>
          <table:table-cell office:value-type="float" office:value="-0.28">
            <text:p>-0.28</text:p>
          </table:table-cell>
          <table:table-cell table:number-columns-repeated="2"/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2"/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 office:value-type="string">
            <text:p>ratio (TP/SL)</text:p>
          </table:table-cell>
          <table:table-cell office:value-type="float" office:value="1.336">
            <text:p>1.336</text:p>
          </table:table-cell>
          <table:table-cell table:number-columns-repeated="2"/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/>
        </table:table-row>
        <table:table-row table:style-name="ro1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2"/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</table:table-row>
        <table:table-row table:style-name="ro1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2"/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</table:table-row>
        <table:table-row table:style-name="ro1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/>
        </table:table-row>
        <table:table-row table:style-name="ro1">
          <table:table-cell table:style-name="Default" table:number-columns-repeated="3"/>
          <table:table-cell/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/>
        </table:table-row>
      </table:table>
      <table:table table:name="2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1" table:visibility="collapse" table:number-columns-repeated="9" table:default-cell-style-name="ce2"/>
        <table:table-column table:style-name="co1" table:number-columns-repeated="1011" table:default-cell-style-name="ce2"/>
        <table:table-row table:style-name="ro2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table:style-name="ce4" office:value-type="string">
            <text:p>BB</text:p>
          </table:table-cell>
          <table:table-cell table:style-name="ce6" office:value-type="string">
            <text:p>d1 &gt;&lt; b0</text:p>
          </table:table-cell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2019.04.17 10:30</text:p>
          </table:table-cell>
          <table:table-cell office:value-type="float" office:value="80.603">
            <text:p>80.603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5">
            <text:p>15</text:p>
          </table:table-cell>
          <table:table-cell office:value-type="float" office:value="80.64">
            <text:p>80.64</text:p>
          </table:table-cell>
          <table:table-cell office:value-type="float" office:value="80.68">
            <text:p>80.68</text:p>
          </table:table-cell>
          <table:table-cell office:value-type="float" office:value="80.587">
            <text:p>80.587</text:p>
          </table:table-cell>
          <table:table-cell office:value-type="string">
            <text:p>STATUS_POS_EXIT__TP</text:p>
          </table:table-cell>
          <table:table-cell table:style-name="ce3" office:value-type="float" office:value="0.037">
            <text:p>0.04</text:p>
          </table:table-cell>
          <table:table-cell table:style-name="ce5" office:value-type="string">
            <office:annotation office:display="true" draw:style-name="gr1" draw:text-style-name="P2" svg:width="2.899cm" svg:height="1.781cm" svg:x="17.522cm" svg:y="2.854cm" draw:caption-point-x="-2.506cm" draw:caption-point-y="-2.309cm">
              <dc:creator>ik</dc:creator>
              <dc:date>2019-10-09T00:00:00</dc:date>
              <text:p text:style-name="P1"><text:span text:style-name="T1">d-d-u-u</text:span></text:p>
              <text:p text:style-name="P1"><text:span text:style-name="T1">started in BB.Z3</text:span></text:p>
              <text:p text:style-name="P1"><text:span text:style-name="T1">bottom in Z4</text:span></text:p>
              <text:p text:style-name="P1"><text:span text:style-name="T1">end with up in Z2</text:span></text:p>
            </office:annotation>
            <text:p>3-4-2</text:p>
          </table:table-cell>
          <table:table-cell table:style-name="ce7"/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019.04.17 15:30</text:p>
          </table:table-cell>
          <table:table-cell office:value-type="float" office:value="80.52">
            <text:p>80.52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5">
            <text:p>35</text:p>
          </table:table-cell>
          <table:table-cell office:value-type="float" office:value="80.48">
            <text:p>80.48</text:p>
          </table:table-cell>
          <table:table-cell office:value-type="float" office:value="80.601">
            <text:p>80.601</text:p>
          </table:table-cell>
          <table:table-cell office:value-type="float" office:value="80.457">
            <text:p>80.457</text:p>
          </table:table-cell>
          <table:table-cell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5" office:value-type="string">
            <text:p>5-6-5</text:p>
          </table:table-cell>
          <table:table-cell table:style-name="ce7" office:value-type="string">
            <text:p>&gt;</text:p>
          </table:table-cell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2019.04.17 17:45</text:p>
          </table:table-cell>
          <table:table-cell office:value-type="float" office:value="80.342">
            <text:p>80.342</text:p>
          </table:table-cell>
          <table:table-cell office:value-type="float" office:value="41">
            <text:p>41</text:p>
          </table:table-cell>
          <table:table-cell office:value-type="float" office:value="80.346">
            <text:p>80.346</text:p>
          </table:table-cell>
          <table:table-cell office:value-type="float" office:value="41">
            <text:p>41</text:p>
          </table:table-cell>
          <table:table-cell office:value-type="float" office:value="80.4">
            <text:p>80.4</text:p>
          </table:table-cell>
          <table:table-cell office:value-type="float" office:value="42">
            <text:p>42</text:p>
          </table:table-cell>
          <table:table-cell office:value-type="float" office:value="80.302">
            <text:p>80.302</text:p>
          </table:table-cell>
          <table:table-cell office:value-type="float" office:value="80.357">
            <text:p>80.357</text:p>
          </table:table-cell>
          <table:table-cell office:value-type="float" office:value="80.27">
            <text:p>80.27</text:p>
          </table:table-cell>
          <table:table-cell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5" office:value-type="string">
            <text:p>5-6-5</text:p>
          </table:table-cell>
          <table:table-cell table:style-name="ce7" office:value-type="string">
            <office:annotation office:display="true" draw:style-name="gr2" draw:text-style-name="P2" svg:width="2.899cm" svg:height="1.386cm" svg:x="18.385cm" svg:y="1.243cm" draw:caption-point-x="-1.111cm" draw:caption-point-y="0.374cm">
              <dc:creator>ik</dc:creator>
              <dc:date>2019-10-09T00:00:00</dc:date>
              <text:p text:style-name="P1"><text:span text:style-name="T1">(first down bar, OP) &gt; (second up bar, CP)</text:span></text:p>
            </office:annotation>
            <text:p>&gt;</text:p>
          </table:table-cell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2019.04.17 19:45</text:p>
          </table:table-cell>
          <table:table-cell office:value-type="float" office:value="80.234">
            <text:p>80.234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2">
            <text:p>52</text:p>
          </table:table-cell>
          <table:table-cell office:value-type="float" office:value="80.309">
            <text:p>80.309</text:p>
          </table:table-cell>
          <table:table-cell office:value-type="float" office:value="80.349">
            <text:p>80.349</text:p>
          </table:table-cell>
          <table:table-cell office:value-type="float" office:value="80.305">
            <text:p>80.305</text:p>
          </table:table-cell>
          <table:table-cell office:value-type="string">
            <text:p>STATUS_POS_EXIT__TP</text:p>
          </table:table-cell>
          <table:table-cell table:style-name="ce3" office:value-type="float" office:value="0.075">
            <text:p>0.08</text:p>
          </table:table-cell>
          <table:table-cell table:style-name="ce5" office:value-type="string">
            <text:p>5-6-5</text:p>
          </table:table-cell>
          <table:table-cell table:style-name="ce7" office:value-type="string">
            <office:annotation office:display="true" draw:style-name="gr2" draw:text-style-name="P2" svg:width="2.899cm" svg:height="1.386cm" svg:x="18.385cm" svg:y="1.779cm" draw:caption-point-x="-1.111cm" draw:caption-point-y="0.374cm">
              <dc:creator>ik</dc:creator>
              <dc:date>2019-10-09T00:00:00</dc:date>
              <text:p text:style-name="P1"><text:span text:style-name="T1">(first down bar, OP) &gt; (second up bar, CP)</text:span></text:p>
            </office:annotation>
            <text:p>&gt;</text:p>
          </table:table-cell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2019.04.17 21:45</text:p>
          </table:table-cell>
          <table:table-cell office:value-type="float" office:value="80.303">
            <text:p>80.303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6">
            <text:p>66</text:p>
          </table:table-cell>
          <table:table-cell office:value-type="float" office:value="80.375">
            <text:p>80.375</text:p>
          </table:table-cell>
          <table:table-cell office:value-type="float" office:value="80.415">
            <text:p>80.415</text:p>
          </table:table-cell>
          <table:table-cell office:value-type="float" office:value="80.339">
            <text:p>80.339</text:p>
          </table:table-cell>
          <table:table-cell office:value-type="string">
            <text:p>STATUS_POS_EXIT__TP</text:p>
          </table:table-cell>
          <table:table-cell table:style-name="ce3" office:value-type="float" office:value="0.072">
            <text:p>0.07</text:p>
          </table:table-cell>
          <table:table-cell table:style-name="ce5"/>
          <table:table-cell table:style-name="ce7"/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2019.04.18 01:15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393">
            <text:p>80.393</text:p>
          </table:table-cell>
          <table:table-cell office:value-type="float" office:value="71">
            <text:p>71</text:p>
          </table:table-cell>
          <table:table-cell office:value-type="float" office:value="80.37">
            <text:p>80.37</text:p>
          </table:table-cell>
          <table:table-cell office:value-type="float" office:value="80.413">
            <text:p>80.413</text:p>
          </table:table-cell>
          <table:table-cell office:value-type="float" office:value="80.353">
            <text:p>80.353</text:p>
          </table:table-cell>
          <table:table-cell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5"/>
          <table:table-cell table:style-name="ce7"/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2019.04.18 02:30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2">
            <text:p>80.382</text:p>
          </table:table-cell>
          <table:table-cell office:value-type="float" office:value="76">
            <text:p>76</text:p>
          </table:table-cell>
          <table:table-cell office:value-type="float" office:value="80.348">
            <text:p>80.348</text:p>
          </table:table-cell>
          <table:table-cell office:value-type="float" office:value="80.387">
            <text:p>80.387</text:p>
          </table:table-cell>
          <table:table-cell office:value-type="float" office:value="80.344">
            <text:p>80.344</text:p>
          </table:table-cell>
          <table:table-cell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5"/>
          <table:table-cell table:style-name="ce7"/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2019.04.18 07:30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29">
            <text:p>80.329</text:p>
          </table:table-cell>
          <table:table-cell office:value-type="float" office:value="96">
            <text:p>96</text:p>
          </table:table-cell>
          <table:table-cell office:value-type="float" office:value="80.291">
            <text:p>80.291</text:p>
          </table:table-cell>
          <table:table-cell office:value-type="float" office:value="80.332">
            <text:p>80.332</text:p>
          </table:table-cell>
          <table:table-cell office:value-type="float" office:value="80.285">
            <text:p>80.285</text:p>
          </table:table-cell>
          <table:table-cell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5"/>
          <table:table-cell table:style-name="ce7"/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string">
            <text:p>2019.04.18 08:30</text:p>
          </table:table-cell>
          <table:table-cell office:value-type="float" office:value="80.333">
            <text:p>80.333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5">
            <text:p>105</text:p>
          </table:table-cell>
          <table:table-cell office:value-type="float" office:value="80.386">
            <text:p>80.386</text:p>
          </table:table-cell>
          <table:table-cell office:value-type="float" office:value="80.426">
            <text:p>80.426</text:p>
          </table:table-cell>
          <table:table-cell office:value-type="float" office:value="80.345">
            <text:p>80.345</text:p>
          </table:table-cell>
          <table:table-cell office:value-type="string">
            <text:p>STATUS_POS_EXIT__TP</text:p>
          </table:table-cell>
          <table:table-cell table:style-name="ce3" office:value-type="float" office:value="0.053">
            <text:p>0.05</text:p>
          </table:table-cell>
          <table:table-cell table:style-name="ce5"/>
          <table:table-cell table:style-name="ce7"/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string">
            <text:p>2019.04.18 11:45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9">
            <text:p>80.139</text:p>
          </table:table-cell>
          <table:table-cell office:value-type="float" office:value="113">
            <text:p>113</text:p>
          </table:table-cell>
          <table:table-cell office:value-type="float" office:value="80.094">
            <text:p>80.094</text:p>
          </table:table-cell>
          <table:table-cell office:value-type="float" office:value="80.145">
            <text:p>80.145</text:p>
          </table:table-cell>
          <table:table-cell office:value-type="float" office:value="80.083">
            <text:p>80.083</text:p>
          </table:table-cell>
          <table:table-cell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5"/>
          <table:table-cell table:style-name="ce7"/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2019.04.18 18:15</text:p>
          </table:table-cell>
          <table:table-cell office:value-type="float" office:value="80.008">
            <text:p>80.008</text:p>
          </table:table-cell>
          <table:table-cell office:value-type="float" office:value="140">
            <text:p>140</text:p>
          </table:table-cell>
          <table:table-cell office:value-type="float" office:value="80.012">
            <text:p>80.012</text:p>
          </table:table-cell>
          <table:table-cell office:value-type="float" office:value="140">
            <text:p>140</text:p>
          </table:table-cell>
          <table:table-cell office:value-type="float" office:value="80.03">
            <text:p>80.03</text:p>
          </table:table-cell>
          <table:table-cell office:value-type="float" office:value="141">
            <text:p>141</text:p>
          </table:table-cell>
          <table:table-cell office:value-type="float" office:value="79.968">
            <text:p>79.968</text:p>
          </table:table-cell>
          <table:table-cell office:value-type="float" office:value="80.015">
            <text:p>80.015</text:p>
          </table:table-cell>
          <table:table-cell office:value-type="float" office:value="79.959">
            <text:p>79.959</text:p>
          </table:table-cell>
          <table:table-cell office:value-type="string">
            <text:p>STATUS_POS_EXIT__SL</text:p>
          </table:table-cell>
          <table:table-cell table:style-name="ce3" office:value-type="float" office:value="-0.04">
            <text:p>-0.04</text:p>
          </table:table-cell>
          <table:table-cell table:style-name="ce5"/>
          <table:table-cell table:style-name="ce7"/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2019.04.18 20:30</text:p>
          </table:table-cell>
          <table:table-cell office:value-type="float" office:value="79.958">
            <text:p>79.958</text:p>
          </table:table-cell>
          <table:table-cell office:value-type="float" office:value="175">
            <text:p>175</text:p>
          </table:table-cell>
          <table:table-cell office:value-type="float" office:value="80.023">
            <text:p>80.023</text:p>
          </table:table-cell>
          <table:table-cell office:value-type="float" office:value="175">
            <text:p>175</text:p>
          </table:table-cell>
          <table:table-cell office:value-type="float" office:value="80.026">
            <text:p>80.026</text:p>
          </table:table-cell>
          <table:table-cell office:value-type="float" office:value="176">
            <text:p>176</text:p>
          </table:table-cell>
          <table:table-cell office:value-type="float" office:value="80.029">
            <text:p>80.029</text:p>
          </table:table-cell>
          <table:table-cell office:value-type="float" office:value="80.069">
            <text:p>80.069</text:p>
          </table:table-cell>
          <table:table-cell office:value-type="float" office:value="79.993">
            <text:p>79.993</text:p>
          </table:table-cell>
          <table:table-cell office:value-type="string">
            <text:p>STATUS_POS_EXIT__TP</text:p>
          </table:table-cell>
          <table:table-cell table:style-name="ce3" office:value-type="float" office:value="0.071">
            <text:p>0.07</text:p>
          </table:table-cell>
          <table:table-cell table:style-name="ce5"/>
          <table:table-cell table:style-name="ce7"/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string">
            <text:p>2019.04.19 04:45</text:p>
          </table:table-cell>
          <table:table-cell office:value-type="float" office:value="80.005">
            <text:p>80.005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table:style-name="ce3" office:value-type="float" office:value="0.066">
            <text:p>0.07</text:p>
          </table:table-cell>
          <table:table-cell table:style-name="ce5"/>
          <table:table-cell table:style-name="ce7"/>
          <table:table-cell office:value-type="string">
            <text:p>*</text:p>
          </table:table-cell>
          <table:table-cell table:number-columns-repeated="1007"/>
        </table:table-row>
        <table:table-row table:style-name="ro2">
          <table:table-cell table:number-columns-repeated="17" office:value-type="string">
            <text:p>*</text:p>
          </table:table-cell>
          <table:table-cell table:number-columns-repeated="1007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ssion-10" table:style-name="ta1" table:print="false">
        <office:forms form:automatic-focus="false" form:apply-design-mode="false"/>
        <table:table-column table:style-name="co1" table:number-columns-repeated="1024" table:default-cell-style-name="ce2"/>
        <table:table-row table:style-name="ro2">
          <table:table-cell office:value-type="string">
            <text:p>[libfx_6.py:3140 / 20191010_132629]</text:p>
          </table:table-cell>
          <table:table-cell table:number-columns-repeated="1023"/>
        </table:table-row>
        <table:table-row table:style-name="ro2">
          <table:table-cell office:value-type="string">
            <text:p>fname_Src_Csv</text:p>
          </table:table-cell>
          <table:table-cell office:value-type="string">
            <text:p>44_5.1_10_rawdata.(AUDJPY).(Period-M15).(NumOfUnits-18000).(Bars-ALL-20190424_184417).20190311_081029.[SLICE-500].csv</text:p>
          </table:table-cell>
          <table:table-cell table:number-columns-repeated="1022"/>
        </table:table-row>
        <table:table-row table:style-name="ro2">
          <table:table-cell office:value-type="string">
            <text:p>dpath_Src_Csv</text:p>
          </table:table-cell>
          <table:table-cell office:value-type="string">
            <text:p>C:\WORKS_2\WS\WS_Others.prog\prog\D-7\2_2\VIRTUAL\Admin_Projects\curr\data\csv_raw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[libfx_6.py:3394 / 20191010_132629]</text:p>
          </table:table-cell>
          <table:table-cell table:number-columns-repeated="1023"/>
        </table:table-row>
        <table:table-row table:style-name="ro2">
          <table:table-cell office:value-type="string">
            <text:p>len(lo_Pos_Exits)</text:p>
          </table:table-cell>
          <table:table-cell office:value-type="float" office:value="27">
            <text:p>27</text:p>
          </table:table-cell>
          <table:table-cell table:number-columns-repeated="1022"/>
        </table:table-row>
        <table:table-row table:style-name="ro2">
          <table:table-cell office:value-type="string">
            <text:p>total</text:p>
          </table:table-cell>
          <table:table-cell office:value-type="float" office:value="489">
            <text:p>489</text:p>
          </table:table-cell>
          <table:table-cell table:number-columns-repeated="1022"/>
        </table:table-row>
        <table:table-row table:style-name="ro2">
          <table:table-cell office:value-type="string">
            <text:p>ratio</text:p>
          </table:table-cell>
          <table:table-cell office:value-type="float" office:value="0.055">
            <text:p>0.055</text:p>
          </table:table-cell>
          <table:table-cell table:number-columns-repeated="1022"/>
        </table:table-row>
        <table:table-row table:style-name="ro2">
          <table:table-cell office:value-type="string">
            <text:p>cntOf_SLs</text:p>
          </table:table-cell>
          <table:table-cell office:value-type="float" office:value="21">
            <text:p>21</text:p>
          </table:table-cell>
          <table:table-cell office:value-type="string">
            <text:p>(0.778)</text:p>
          </table:table-cell>
          <table:table-cell table:number-columns-repeated="1021"/>
        </table:table-row>
        <table:table-row table:style-name="ro2">
          <table:table-cell office:value-type="string">
            <text:p>cntOf_TPs</text:p>
          </table:table-cell>
          <table:table-cell office:value-type="float" office:value="6">
            <text:p>6</text:p>
          </table:table-cell>
          <table:table-cell office:value-type="string">
            <text:p>(0.222)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sumOf_SLs</text:p>
          </table:table-cell>
          <table:table-cell office:value-type="float" office:value="-0.84">
            <text:p>-0.84</text:p>
          </table:table-cell>
          <table:table-cell table:number-columns-repeated="1022"/>
        </table:table-row>
        <table:table-row table:style-name="ro2">
          <table:table-cell office:value-type="string">
            <text:p>sumOf_TPs</text:p>
          </table:table-cell>
          <table:table-cell office:value-type="float" office:value="0.374">
            <text:p>0.374</text:p>
          </table:table-cell>
          <table:table-cell table:number-columns-repeated="1022"/>
        </table:table-row>
        <table:table-row table:style-name="ro2">
          <table:table-cell office:value-type="string">
            <text:p>ratio (TP/SL)</text:p>
          </table:table-cell>
          <table:table-cell office:value-type="float" office:value="0.445">
            <text:p>0.445</text:p>
          </table:table-cell>
          <table:table-cell table:number-columns-repeated="1022"/>
        </table:table-row>
        <table:table-row table:style-name="ro2">
          <table:table-cell office:value-type="string">
            <text:p>valOf_SL</text:p>
          </table:table-cell>
          <table:table-cell office:value-type="float" office:value="0.03">
            <text:p>0.03</text:p>
          </table:table-cell>
          <table:table-cell table:number-columns-repeated="1022"/>
        </table:table-row>
        <table:table-row table:style-name="ro2">
          <table:table-cell office:value-type="string">
            <text:p>valOf_TP</text:p>
          </table:table-cell>
          <table:table-cell office:value-type="float" office:value="0.06">
            <text:p>0.06</text:p>
          </table:table-cell>
          <table:table-cell table:number-columns-repeated="1022"/>
        </table:table-row>
        <table:table-row table:style-name="ro2">
          <table:table-cell office:value-type="string">
            <text:p>valOf_SPREAD</text:p>
          </table:table-cell>
          <table:table-cell office:value-type="float" office:value="0.01">
            <text:p>0.01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s.n.</text:p>
          </table:table-cell>
          <table:table-cell office:value-type="string">
            <text:p>st_idx</text:p>
          </table:table-cell>
          <table:table-cell office:value-type="string">
            <text:p>datetime</text:p>
          </table:table-cell>
          <table:table-cell office:value-type="string">
            <text:p>st_pr</text:p>
          </table:table-cell>
          <table:table-cell office:value-type="string">
            <text:p>cu_idx</text:p>
          </table:table-cell>
          <table:table-cell office:value-type="string">
            <text:p>cu_pr</text:p>
          </table:table-cell>
          <table:table-cell office:value-type="string">
            <text:p>rf_idx</text:p>
          </table:table-cell>
          <table:table-cell office:value-type="string">
            <text:p>rf_pr</text:p>
          </table:table-cell>
          <table:table-cell office:value-type="string">
            <text:p>ext_idx</text:p>
          </table:table-cell>
          <table:table-cell office:value-type="string">
            <text:p>ext_pr</text:p>
          </table:table-cell>
          <table:table-cell office:value-type="string">
            <text:p>e0.price_High</text:p>
          </table:table-cell>
          <table:table-cell office:value-type="string">
            <text:p>e0.price_Low</text:p>
          </table:table-cell>
          <table:table-cell office:value-type="string">
            <text:p>exit</text:p>
          </table:table-cell>
          <table:table-cell office:value-type="string">
            <text:p>diff.price</text:p>
          </table:table-cell>
          <table:table-cell office:value-type="string">
            <text:p>BB-seq</text:p>
          </table:table-cell>
          <table:table-cell table:number-columns-repeated="100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2019.04.17 10:30</text:p>
          </table:table-cell>
          <table:table-cell office:value-type="float" office:value="80.603">
            <text:p>80.603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4">
            <text:p>14</text:p>
          </table:table-cell>
          <table:table-cell office:value-type="float" office:value="80.68">
            <text:p>80.68</text:p>
          </table:table-cell>
          <table:table-cell office:value-type="float" office:value="15">
            <text:p>15</text:p>
          </table:table-cell>
          <table:table-cell office:value-type="float" office:value="80.64">
            <text:p>80.64</text:p>
          </table:table-cell>
          <table:table-cell office:value-type="float" office:value="80.68">
            <text:p>80.68</text:p>
          </table:table-cell>
          <table:table-cell office:value-type="float" office:value="80.587">
            <text:p>80.587</text:p>
          </table:table-cell>
          <table:table-cell office:value-type="string">
            <text:p>STATUS_POS_EXIT__TP</text:p>
          </table:table-cell>
          <table:table-cell office:value-type="float" office:value="0.037">
            <text:p>0.037</text:p>
          </table:table-cell>
          <table:table-cell office:value-type="string">
            <text:p>3-4-2</text:p>
          </table:table-cell>
          <table:table-cell table:number-columns-repeated="100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2019.04.17 15:30</text:p>
          </table:table-cell>
          <table:table-cell office:value-type="float" office:value="80.52">
            <text:p>80.52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4">
            <text:p>34</text:p>
          </table:table-cell>
          <table:table-cell office:value-type="float" office:value="80.601">
            <text:p>80.601</text:p>
          </table:table-cell>
          <table:table-cell office:value-type="float" office:value="35">
            <text:p>35</text:p>
          </table:table-cell>
          <table:table-cell office:value-type="float" office:value="80.48">
            <text:p>80.48</text:p>
          </table:table-cell>
          <table:table-cell office:value-type="float" office:value="80.601">
            <text:p>80.601</text:p>
          </table:table-cell>
          <table:table-cell office:value-type="float" office:value="80.457">
            <text:p>80.45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string">
            <text:p>2019.04.17 17:45</text:p>
          </table:table-cell>
          <table:table-cell office:value-type="float" office:value="80.342">
            <text:p>80.342</text:p>
          </table:table-cell>
          <table:table-cell office:value-type="float" office:value="41">
            <text:p>41</text:p>
          </table:table-cell>
          <table:table-cell office:value-type="float" office:value="80.346">
            <text:p>80.346</text:p>
          </table:table-cell>
          <table:table-cell office:value-type="float" office:value="41">
            <text:p>41</text:p>
          </table:table-cell>
          <table:table-cell office:value-type="float" office:value="80.4">
            <text:p>80.4</text:p>
          </table:table-cell>
          <table:table-cell office:value-type="float" office:value="42">
            <text:p>42</text:p>
          </table:table-cell>
          <table:table-cell office:value-type="float" office:value="80.302">
            <text:p>80.302</text:p>
          </table:table-cell>
          <table:table-cell office:value-type="float" office:value="80.357">
            <text:p>80.357</text:p>
          </table:table-cell>
          <table:table-cell office:value-type="float" office:value="80.27">
            <text:p>80.27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string">
            <text:p>2019.04.17 19:45</text:p>
          </table:table-cell>
          <table:table-cell office:value-type="float" office:value="80.234">
            <text:p>80.234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1">
            <text:p>51</text:p>
          </table:table-cell>
          <table:table-cell office:value-type="float" office:value="80.339">
            <text:p>80.339</text:p>
          </table:table-cell>
          <table:table-cell office:value-type="float" office:value="52">
            <text:p>52</text:p>
          </table:table-cell>
          <table:table-cell office:value-type="float" office:value="80.309">
            <text:p>80.309</text:p>
          </table:table-cell>
          <table:table-cell office:value-type="float" office:value="80.349">
            <text:p>80.349</text:p>
          </table:table-cell>
          <table:table-cell office:value-type="float" office:value="80.305">
            <text:p>80.305</text:p>
          </table:table-cell>
          <table:table-cell office:value-type="string">
            <text:p>STATUS_POS_EXIT__TP</text:p>
          </table:table-cell>
          <table:table-cell office:value-type="float" office:value="0.075">
            <text:p>0.075</text:p>
          </table:table-cell>
          <table:table-cell office:value-type="string">
            <text:p>5-5-5</text:p>
          </table:table-cell>
          <table:table-cell table:number-columns-repeated="1009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string">
            <text:p>2019.04.17 21:45</text:p>
          </table:table-cell>
          <table:table-cell office:value-type="float" office:value="80.303">
            <text:p>80.303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5">
            <text:p>65</text:p>
          </table:table-cell>
          <table:table-cell office:value-type="float" office:value="80.391">
            <text:p>80.391</text:p>
          </table:table-cell>
          <table:table-cell office:value-type="float" office:value="66">
            <text:p>66</text:p>
          </table:table-cell>
          <table:table-cell office:value-type="float" office:value="80.375">
            <text:p>80.375</text:p>
          </table:table-cell>
          <table:table-cell office:value-type="float" office:value="80.415">
            <text:p>80.415</text:p>
          </table:table-cell>
          <table:table-cell office:value-type="float" office:value="80.339">
            <text:p>80.339</text:p>
          </table:table-cell>
          <table:table-cell office:value-type="string">
            <text:p>STATUS_POS_EXIT__TP</text:p>
          </table:table-cell>
          <table:table-cell office:value-type="float" office:value="0.072">
            <text:p>0.072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string">
            <text:p>2019.04.18 01:15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41">
            <text:p>80.41</text:p>
          </table:table-cell>
          <table:table-cell office:value-type="float" office:value="70">
            <text:p>70</text:p>
          </table:table-cell>
          <table:table-cell office:value-type="float" office:value="80.393">
            <text:p>80.393</text:p>
          </table:table-cell>
          <table:table-cell office:value-type="float" office:value="71">
            <text:p>71</text:p>
          </table:table-cell>
          <table:table-cell office:value-type="float" office:value="80.37">
            <text:p>80.37</text:p>
          </table:table-cell>
          <table:table-cell office:value-type="float" office:value="80.413">
            <text:p>80.413</text:p>
          </table:table-cell>
          <table:table-cell office:value-type="float" office:value="80.353">
            <text:p>80.35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2-3-2</text:p>
          </table:table-cell>
          <table:table-cell table:number-columns-repeated="1009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string">
            <text:p>2019.04.18 02:30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8">
            <text:p>80.388</text:p>
          </table:table-cell>
          <table:table-cell office:value-type="float" office:value="75">
            <text:p>75</text:p>
          </table:table-cell>
          <table:table-cell office:value-type="float" office:value="80.382">
            <text:p>80.382</text:p>
          </table:table-cell>
          <table:table-cell office:value-type="float" office:value="76">
            <text:p>76</text:p>
          </table:table-cell>
          <table:table-cell office:value-type="float" office:value="80.348">
            <text:p>80.348</text:p>
          </table:table-cell>
          <table:table-cell office:value-type="float" office:value="80.387">
            <text:p>80.387</text:p>
          </table:table-cell>
          <table:table-cell office:value-type="float" office:value="80.344">
            <text:p>80.3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3-3</text:p>
          </table:table-cell>
          <table:table-cell table:number-columns-repeated="1009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string">
            <text:p>2019.04.18 07:30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31">
            <text:p>80.331</text:p>
          </table:table-cell>
          <table:table-cell office:value-type="float" office:value="95">
            <text:p>95</text:p>
          </table:table-cell>
          <table:table-cell office:value-type="float" office:value="80.329">
            <text:p>80.329</text:p>
          </table:table-cell>
          <table:table-cell office:value-type="float" office:value="96">
            <text:p>96</text:p>
          </table:table-cell>
          <table:table-cell office:value-type="float" office:value="80.291">
            <text:p>80.291</text:p>
          </table:table-cell>
          <table:table-cell office:value-type="float" office:value="80.332">
            <text:p>80.332</text:p>
          </table:table-cell>
          <table:table-cell office:value-type="float" office:value="80.285">
            <text:p>80.28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string">
            <text:p>2019.04.18 08:30</text:p>
          </table:table-cell>
          <table:table-cell office:value-type="float" office:value="80.333">
            <text:p>80.333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4">
            <text:p>104</text:p>
          </table:table-cell>
          <table:table-cell office:value-type="float" office:value="80.397">
            <text:p>80.397</text:p>
          </table:table-cell>
          <table:table-cell office:value-type="float" office:value="105">
            <text:p>105</text:p>
          </table:table-cell>
          <table:table-cell office:value-type="float" office:value="80.386">
            <text:p>80.386</text:p>
          </table:table-cell>
          <table:table-cell office:value-type="float" office:value="80.426">
            <text:p>80.426</text:p>
          </table:table-cell>
          <table:table-cell office:value-type="float" office:value="80.345">
            <text:p>80.345</text:p>
          </table:table-cell>
          <table:table-cell office:value-type="string">
            <text:p>STATUS_POS_EXIT__TP</text:p>
          </table:table-cell>
          <table:table-cell office:value-type="float" office:value="0.053">
            <text:p>0.053</text:p>
          </table:table-cell>
          <table:table-cell office:value-type="string">
            <text:p>3-4-3</text:p>
          </table:table-cell>
          <table:table-cell table:number-columns-repeated="1009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12">
            <text:p>112</text:p>
          </table:table-cell>
          <table:table-cell office:value-type="string">
            <text:p>2019.04.18 11:45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4">
            <text:p>80.134</text:p>
          </table:table-cell>
          <table:table-cell office:value-type="float" office:value="112">
            <text:p>112</text:p>
          </table:table-cell>
          <table:table-cell office:value-type="float" office:value="80.139">
            <text:p>80.139</text:p>
          </table:table-cell>
          <table:table-cell office:value-type="float" office:value="113">
            <text:p>113</text:p>
          </table:table-cell>
          <table:table-cell office:value-type="float" office:value="80.094">
            <text:p>80.094</text:p>
          </table:table-cell>
          <table:table-cell office:value-type="float" office:value="80.145">
            <text:p>80.145</text:p>
          </table:table-cell>
          <table:table-cell office:value-type="float" office:value="80.083">
            <text:p>80.083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 office:value-type="string">
            <text:p>2019.04.18 18:15</text:p>
          </table:table-cell>
          <table:table-cell office:value-type="float" office:value="80.008">
            <text:p>80.008</text:p>
          </table:table-cell>
          <table:table-cell office:value-type="float" office:value="140">
            <text:p>140</text:p>
          </table:table-cell>
          <table:table-cell office:value-type="float" office:value="80.012">
            <text:p>80.012</text:p>
          </table:table-cell>
          <table:table-cell office:value-type="float" office:value="140">
            <text:p>140</text:p>
          </table:table-cell>
          <table:table-cell office:value-type="float" office:value="80.03">
            <text:p>80.03</text:p>
          </table:table-cell>
          <table:table-cell office:value-type="float" office:value="141">
            <text:p>141</text:p>
          </table:table-cell>
          <table:table-cell office:value-type="float" office:value="79.968">
            <text:p>79.968</text:p>
          </table:table-cell>
          <table:table-cell office:value-type="float" office:value="80.015">
            <text:p>80.015</text:p>
          </table:table-cell>
          <table:table-cell office:value-type="float" office:value="79.959">
            <text:p>79.95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6-5</text:p>
          </table:table-cell>
          <table:table-cell table:number-columns-repeated="1009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string">
            <text:p>2019.04.18 20:30</text:p>
          </table:table-cell>
          <table:table-cell office:value-type="float" office:value="79.958">
            <text:p>79.958</text:p>
          </table:table-cell>
          <table:table-cell office:value-type="float" office:value="175">
            <text:p>175</text:p>
          </table:table-cell>
          <table:table-cell office:value-type="float" office:value="80.023">
            <text:p>80.023</text:p>
          </table:table-cell>
          <table:table-cell office:value-type="float" office:value="175">
            <text:p>175</text:p>
          </table:table-cell>
          <table:table-cell office:value-type="float" office:value="80.026">
            <text:p>80.026</text:p>
          </table:table-cell>
          <table:table-cell office:value-type="float" office:value="176">
            <text:p>176</text:p>
          </table:table-cell>
          <table:table-cell office:value-type="float" office:value="80.029">
            <text:p>80.029</text:p>
          </table:table-cell>
          <table:table-cell office:value-type="float" office:value="80.069">
            <text:p>80.069</text:p>
          </table:table-cell>
          <table:table-cell office:value-type="float" office:value="79.993">
            <text:p>79.993</text:p>
          </table:table-cell>
          <table:table-cell office:value-type="string">
            <text:p>STATUS_POS_EXIT__TP</text:p>
          </table:table-cell>
          <table:table-cell office:value-type="float" office:value="0.071">
            <text:p>0.071</text:p>
          </table:table-cell>
          <table:table-cell office:value-type="string">
            <text:p>5-5-4</text:p>
          </table:table-cell>
          <table:table-cell table:number-columns-repeated="1009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office:value-type="string">
            <text:p>2019.04.19 04:45</text:p>
          </table:table-cell>
          <table:table-cell office:value-type="float" office:value="80.005">
            <text:p>80.005</text:p>
          </table:table-cell>
          <table:table-cell office:value-type="float" office:value="198">
            <text:p>198</text:p>
          </table:table-cell>
          <table:table-cell office:value-type="float" office:value="80.067">
            <text:p>80.067</text:p>
          </table:table-cell>
          <table:table-cell office:value-type="float" office:value="198">
            <text:p>198</text:p>
          </table:table-cell>
          <table:table-cell office:value-type="float" office:value="80.068">
            <text:p>80.068</text:p>
          </table:table-cell>
          <table:table-cell office:value-type="float" office:value="199">
            <text:p>199</text:p>
          </table:table-cell>
          <table:table-cell office:value-type="float" office:value="80.071">
            <text:p>80.071</text:p>
          </table:table-cell>
          <table:table-cell office:value-type="float" office:value="80.111">
            <text:p>80.111</text:p>
          </table:table-cell>
          <table:table-cell office:value-type="float" office:value="80.025">
            <text:p>80.025</text:p>
          </table:table-cell>
          <table:table-cell office:value-type="string">
            <text:p>STATUS_POS_EXIT__TP</text:p>
          </table:table-cell>
          <table:table-cell office:value-type="float" office:value="0.066">
            <text:p>0.066</text:p>
          </table:table-cell>
          <table:table-cell office:value-type="string">
            <text:p>4-6-5</text:p>
          </table:table-cell>
          <table:table-cell table:number-columns-repeated="1009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14">
            <text:p>214</text:p>
          </table:table-cell>
          <table:table-cell office:value-type="string">
            <text:p>2019.04.19 13:15</text:p>
          </table:table-cell>
          <table:table-cell office:value-type="float" office:value="80.031">
            <text:p>80.031</text:p>
          </table:table-cell>
          <table:table-cell office:value-type="float" office:value="233">
            <text:p>233</text:p>
          </table:table-cell>
          <table:table-cell office:value-type="float" office:value="80.009">
            <text:p>80.009</text:p>
          </table:table-cell>
          <table:table-cell office:value-type="float" office:value="220">
            <text:p>220</text:p>
          </table:table-cell>
          <table:table-cell office:value-type="float" office:value="80.064">
            <text:p>80.064</text:p>
          </table:table-cell>
          <table:table-cell office:value-type="float" office:value="234">
            <text:p>234</text:p>
          </table:table-cell>
          <table:table-cell office:value-type="float" office:value="79.991">
            <text:p>79.991</text:p>
          </table:table-cell>
          <table:table-cell office:value-type="float" office:value="80.015">
            <text:p>80.015</text:p>
          </table:table-cell>
          <table:table-cell office:value-type="float" office:value="79.981">
            <text:p>79.9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4</text:p>
          </table:table-cell>
          <table:table-cell table:number-columns-repeated="1009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72">
            <text:p>272</text:p>
          </table:table-cell>
          <table:table-cell office:value-type="string">
            <text:p>2019.04.22 03:45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61">
            <text:p>80.061</text:p>
          </table:table-cell>
          <table:table-cell office:value-type="float" office:value="272">
            <text:p>272</text:p>
          </table:table-cell>
          <table:table-cell office:value-type="float" office:value="80.036">
            <text:p>80.036</text:p>
          </table:table-cell>
          <table:table-cell office:value-type="float" office:value="273">
            <text:p>273</text:p>
          </table:table-cell>
          <table:table-cell office:value-type="float" office:value="80.021">
            <text:p>80.021</text:p>
          </table:table-cell>
          <table:table-cell office:value-type="float" office:value="80.056">
            <text:p>80.056</text:p>
          </table:table-cell>
          <table:table-cell office:value-type="float" office:value="79.995">
            <text:p>79.99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1</text:p>
          </table:table-cell>
          <table:table-cell table:number-columns-repeated="100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05">
            <text:p>305</text:p>
          </table:table-cell>
          <table:table-cell office:value-type="string">
            <text:p>2019.04.22 12:00</text:p>
          </table:table-cell>
          <table:table-cell office:value-type="float" office:value="79.876">
            <text:p>79.876</text:p>
          </table:table-cell>
          <table:table-cell office:value-type="float" office:value="312">
            <text:p>312</text:p>
          </table:table-cell>
          <table:table-cell office:value-type="float" office:value="79.855">
            <text:p>79.855</text:p>
          </table:table-cell>
          <table:table-cell office:value-type="float" office:value="310">
            <text:p>310</text:p>
          </table:table-cell>
          <table:table-cell office:value-type="float" office:value="79.894">
            <text:p>79.894</text:p>
          </table:table-cell>
          <table:table-cell office:value-type="float" office:value="313">
            <text:p>313</text:p>
          </table:table-cell>
          <table:table-cell office:value-type="float" office:value="79.836">
            <text:p>79.836</text:p>
          </table:table-cell>
          <table:table-cell office:value-type="float" office:value="79.857">
            <text:p>79.857</text:p>
          </table:table-cell>
          <table:table-cell office:value-type="float" office:value="79.829">
            <text:p>79.829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16">
            <text:p>316</text:p>
          </table:table-cell>
          <table:table-cell office:value-type="string">
            <text:p>2019.04.22 14:45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84">
            <text:p>79.884</text:p>
          </table:table-cell>
          <table:table-cell office:value-type="float" office:value="316">
            <text:p>316</text:p>
          </table:table-cell>
          <table:table-cell office:value-type="float" office:value="79.87">
            <text:p>79.87</text:p>
          </table:table-cell>
          <table:table-cell office:value-type="float" office:value="317">
            <text:p>317</text:p>
          </table:table-cell>
          <table:table-cell office:value-type="float" office:value="79.844">
            <text:p>79.844</text:p>
          </table:table-cell>
          <table:table-cell office:value-type="float" office:value="79.87">
            <text:p>79.87</text:p>
          </table:table-cell>
          <table:table-cell office:value-type="float" office:value="79.844">
            <text:p>79.84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6-3</text:p>
          </table:table-cell>
          <table:table-cell table:number-columns-repeated="1009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47">
            <text:p>347</text:p>
          </table:table-cell>
          <table:table-cell office:value-type="string">
            <text:p>2019.04.22 22:30</text:p>
          </table:table-cell>
          <table:table-cell office:value-type="float" office:value="79.852">
            <text:p>79.852</text:p>
          </table:table-cell>
          <table:table-cell office:value-type="float" office:value="352">
            <text:p>352</text:p>
          </table:table-cell>
          <table:table-cell office:value-type="float" office:value="79.872">
            <text:p>79.872</text:p>
          </table:table-cell>
          <table:table-cell office:value-type="float" office:value="352">
            <text:p>352</text:p>
          </table:table-cell>
          <table:table-cell office:value-type="float" office:value="79.885">
            <text:p>79.885</text:p>
          </table:table-cell>
          <table:table-cell office:value-type="float" office:value="353">
            <text:p>353</text:p>
          </table:table-cell>
          <table:table-cell office:value-type="float" office:value="79.812">
            <text:p>79.812</text:p>
          </table:table-cell>
          <table:table-cell office:value-type="float" office:value="79.842">
            <text:p>79.842</text:p>
          </table:table-cell>
          <table:table-cell office:value-type="float" office:value="79.81">
            <text:p>79.81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5-4</text:p>
          </table:table-cell>
          <table:table-cell table:number-columns-repeated="1009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376">
            <text:p>376</text:p>
          </table:table-cell>
          <table:table-cell office:value-type="string">
            <text:p>2019.04.23 05:45</text:p>
          </table:table-cell>
          <table:table-cell office:value-type="float" office:value="79.681">
            <text:p>79.681</text:p>
          </table:table-cell>
          <table:table-cell office:value-type="float" office:value="377">
            <text:p>377</text:p>
          </table:table-cell>
          <table:table-cell office:value-type="float" office:value="79.65">
            <text:p>79.65</text:p>
          </table:table-cell>
          <table:table-cell office:value-type="float" office:value="377">
            <text:p>377</text:p>
          </table:table-cell>
          <table:table-cell office:value-type="float" office:value="79.681">
            <text:p>79.681</text:p>
          </table:table-cell>
          <table:table-cell office:value-type="float" office:value="378">
            <text:p>378</text:p>
          </table:table-cell>
          <table:table-cell office:value-type="float" office:value="79.641">
            <text:p>79.641</text:p>
          </table:table-cell>
          <table:table-cell office:value-type="float" office:value="79.685">
            <text:p>79.685</text:p>
          </table:table-cell>
          <table:table-cell office:value-type="float" office:value="79.64">
            <text:p>79.6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  <table:table-cell table:number-columns-repeated="1009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80">
            <text:p>380</text:p>
          </table:table-cell>
          <table:table-cell office:value-type="string">
            <text:p>2019.04.23 06:45</text:p>
          </table:table-cell>
          <table:table-cell office:value-type="float" office:value="79.697">
            <text:p>79.697</text:p>
          </table:table-cell>
          <table:table-cell office:value-type="float" office:value="387">
            <text:p>387</text:p>
          </table:table-cell>
          <table:table-cell office:value-type="float" office:value="79.69">
            <text:p>79.69</text:p>
          </table:table-cell>
          <table:table-cell office:value-type="float" office:value="380">
            <text:p>380</text:p>
          </table:table-cell>
          <table:table-cell office:value-type="float" office:value="79.71">
            <text:p>79.71</text:p>
          </table:table-cell>
          <table:table-cell office:value-type="float" office:value="388">
            <text:p>388</text:p>
          </table:table-cell>
          <table:table-cell office:value-type="float" office:value="79.657">
            <text:p>79.657</text:p>
          </table:table-cell>
          <table:table-cell office:value-type="float" office:value="79.693">
            <text:p>79.693</text:p>
          </table:table-cell>
          <table:table-cell office:value-type="float" office:value="79.632">
            <text:p>79.63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398">
            <text:p>398</text:p>
          </table:table-cell>
          <table:table-cell office:value-type="string">
            <text:p>2019.04.23 11:15</text:p>
          </table:table-cell>
          <table:table-cell office:value-type="float" office:value="79.578">
            <text:p>79.578</text:p>
          </table:table-cell>
          <table:table-cell office:value-type="float" office:value="402">
            <text:p>402</text:p>
          </table:table-cell>
          <table:table-cell office:value-type="float" office:value="79.564">
            <text:p>79.564</text:p>
          </table:table-cell>
          <table:table-cell office:value-type="float" office:value="400">
            <text:p>400</text:p>
          </table:table-cell>
          <table:table-cell office:value-type="float" office:value="79.607">
            <text:p>79.607</text:p>
          </table:table-cell>
          <table:table-cell office:value-type="float" office:value="403">
            <text:p>403</text:p>
          </table:table-cell>
          <table:table-cell office:value-type="float" office:value="79.538">
            <text:p>79.538</text:p>
          </table:table-cell>
          <table:table-cell office:value-type="float" office:value="79.572">
            <text:p>79.572</text:p>
          </table:table-cell>
          <table:table-cell office:value-type="float" office:value="79.534">
            <text:p>79.534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6-6-5</text:p>
          </table:table-cell>
          <table:table-cell table:number-columns-repeated="1009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405">
            <text:p>405</text:p>
          </table:table-cell>
          <table:table-cell office:value-type="string">
            <text:p>2019.04.23 13:00</text:p>
          </table:table-cell>
          <table:table-cell office:value-type="float" office:value="79.57">
            <text:p>79.57</text:p>
          </table:table-cell>
          <table:table-cell office:value-type="float" office:value="406">
            <text:p>406</text:p>
          </table:table-cell>
          <table:table-cell office:value-type="float" office:value="79.542">
            <text:p>79.542</text:p>
          </table:table-cell>
          <table:table-cell office:value-type="float" office:value="406">
            <text:p>406</text:p>
          </table:table-cell>
          <table:table-cell office:value-type="float" office:value="79.565">
            <text:p>79.565</text:p>
          </table:table-cell>
          <table:table-cell office:value-type="float" office:value="407">
            <text:p>407</text:p>
          </table:table-cell>
          <table:table-cell office:value-type="float" office:value="79.53">
            <text:p>79.53</text:p>
          </table:table-cell>
          <table:table-cell office:value-type="float" office:value="79.551">
            <text:p>79.551</text:p>
          </table:table-cell>
          <table:table-cell office:value-type="float" office:value="79.525">
            <text:p>79.52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4-4</text:p>
          </table:table-cell>
          <table:table-cell table:number-columns-repeated="1009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410">
            <text:p>410</text:p>
          </table:table-cell>
          <table:table-cell office:value-type="string">
            <text:p>2019.04.23 14:15</text:p>
          </table:table-cell>
          <table:table-cell office:value-type="float" office:value="79.541">
            <text:p>79.541</text:p>
          </table:table-cell>
          <table:table-cell office:value-type="float" office:value="414">
            <text:p>414</text:p>
          </table:table-cell>
          <table:table-cell office:value-type="float" office:value="79.556">
            <text:p>79.556</text:p>
          </table:table-cell>
          <table:table-cell office:value-type="float" office:value="411">
            <text:p>411</text:p>
          </table:table-cell>
          <table:table-cell office:value-type="float" office:value="79.595">
            <text:p>79.595</text:p>
          </table:table-cell>
          <table:table-cell office:value-type="float" office:value="415">
            <text:p>415</text:p>
          </table:table-cell>
          <table:table-cell office:value-type="float" office:value="79.501">
            <text:p>79.501</text:p>
          </table:table-cell>
          <table:table-cell office:value-type="float" office:value="79.557">
            <text:p>79.557</text:p>
          </table:table-cell>
          <table:table-cell office:value-type="float" office:value="79.5">
            <text:p>79.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4-5-4</text:p>
          </table:table-cell>
          <table:table-cell table:number-columns-repeated="1009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452">
            <text:p>452</text:p>
          </table:table-cell>
          <table:table-cell office:value-type="string">
            <text:p>2019.04.24 00:45</text:p>
          </table:table-cell>
          <table:table-cell office:value-type="float" office:value="79.361">
            <text:p>79.361</text:p>
          </table:table-cell>
          <table:table-cell office:value-type="float" office:value="454">
            <text:p>454</text:p>
          </table:table-cell>
          <table:table-cell office:value-type="float" office:value="79.369">
            <text:p>79.369</text:p>
          </table:table-cell>
          <table:table-cell office:value-type="float" office:value="453">
            <text:p>453</text:p>
          </table:table-cell>
          <table:table-cell office:value-type="float" office:value="79.406">
            <text:p>79.406</text:p>
          </table:table-cell>
          <table:table-cell office:value-type="float" office:value="455">
            <text:p>455</text:p>
          </table:table-cell>
          <table:table-cell office:value-type="float" office:value="79.321">
            <text:p>79.321</text:p>
          </table:table-cell>
          <table:table-cell office:value-type="float" office:value="79.374">
            <text:p>79.374</text:p>
          </table:table-cell>
          <table:table-cell office:value-type="float" office:value="79.305">
            <text:p>79.305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1-3-3</text:p>
          </table:table-cell>
          <table:table-cell table:number-columns-repeated="1009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459">
            <text:p>459</text:p>
          </table:table-cell>
          <table:table-cell office:value-type="string">
            <text:p>2019.04.24 02:30</text:p>
          </table:table-cell>
          <table:table-cell office:value-type="float" office:value="79.358">
            <text:p>79.358</text:p>
          </table:table-cell>
          <table:table-cell office:value-type="float" office:value="460">
            <text:p>460</text:p>
          </table:table-cell>
          <table:table-cell office:value-type="float" office:value="79.34">
            <text:p>79.34</text:p>
          </table:table-cell>
          <table:table-cell office:value-type="float" office:value="460">
            <text:p>460</text:p>
          </table:table-cell>
          <table:table-cell office:value-type="float" office:value="79.368">
            <text:p>79.368</text:p>
          </table:table-cell>
          <table:table-cell office:value-type="float" office:value="461">
            <text:p>461</text:p>
          </table:table-cell>
          <table:table-cell office:value-type="float" office:value="79.318">
            <text:p>79.318</text:p>
          </table:table-cell>
          <table:table-cell office:value-type="float" office:value="79.347">
            <text:p>79.347</text:p>
          </table:table-cell>
          <table:table-cell office:value-type="float" office:value="79.298">
            <text:p>79.29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3-4-4</text:p>
          </table:table-cell>
          <table:table-cell table:number-columns-repeated="1009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72">
            <text:p>472</text:p>
          </table:table-cell>
          <table:table-cell office:value-type="string">
            <text:p>2019.04.24 05:45</text:p>
          </table:table-cell>
          <table:table-cell office:value-type="float" office:value="78.688">
            <text:p>78.688</text:p>
          </table:table-cell>
          <table:table-cell office:value-type="float" office:value="472">
            <text:p>472</text:p>
          </table:table-cell>
          <table:table-cell office:value-type="float" office:value="78.688">
            <text:p>78.688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78.648">
            <text:p>78.648</text:p>
          </table:table-cell>
          <table:table-cell office:value-type="float" office:value="78.707">
            <text:p>78.707</text:p>
          </table:table-cell>
          <table:table-cell office:value-type="float" office:value="78.642">
            <text:p>78.642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6-6-5</text:p>
          </table:table-cell>
          <table:table-cell table:number-columns-repeated="1009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79">
            <text:p>479</text:p>
          </table:table-cell>
          <table:table-cell office:value-type="string">
            <text:p>2019.04.24 07:30</text:p>
          </table:table-cell>
          <table:table-cell office:value-type="float" office:value="78.594">
            <text:p>78.594</text:p>
          </table:table-cell>
          <table:table-cell office:value-type="float" office:value="485">
            <text:p>485</text:p>
          </table:table-cell>
          <table:table-cell office:value-type="float" office:value="78.578">
            <text:p>78.578</text:p>
          </table:table-cell>
          <table:table-cell office:value-type="float" office:value="484">
            <text:p>484</text:p>
          </table:table-cell>
          <table:table-cell office:value-type="float" office:value="78.658">
            <text:p>78.658</text:p>
          </table:table-cell>
          <table:table-cell office:value-type="float" office:value="486">
            <text:p>486</text:p>
          </table:table-cell>
          <table:table-cell office:value-type="float" office:value="78.554">
            <text:p>78.554</text:p>
          </table:table-cell>
          <table:table-cell office:value-type="float" office:value="78.585">
            <text:p>78.585</text:p>
          </table:table-cell>
          <table:table-cell office:value-type="float" office:value="78.538">
            <text:p>78.538</text:p>
          </table:table-cell>
          <table:table-cell office:value-type="string">
            <text:p>STATUS_POS_EXIT__SL</text:p>
          </table:table-cell>
          <table:table-cell office:value-type="float" office:value="-0.04">
            <text:p>-0.04</text:p>
          </table:table-cell>
          <table:table-cell office:value-type="string">
            <text:p>5-5-4</text:p>
          </table:table-cell>
          <table:table-cell table:number-columns-repeated="100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2019/10/10</text:date>, <text:time>13:29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09T12:36:58.01</meta:creation-date>
    <dc:date>2019-10-10T13:29:38.47</dc:date>
    <dc:creator>iwabuchi ken</dc:creator>
    <meta:editing-duration>PT36M52S</meta:editing-duration>
    <meta:editing-cycles>3</meta:editing-cycles>
    <meta:generator>OpenOffice/4.1.3$Win32 OpenOffice.org_project/413m1$Build-9783</meta:generator>
    <meta:document-statistic meta:table-count="3" meta:cell-count="738" meta:object-count="0"/>
  </office:meta>
</office:document-meta>
</file>